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729fcf" draw:textarea-horizontal-align="justify" draw:textarea-vertical-align="middle" draw:auto-grow-height="false" fo:min-height="1.18cm" fo:min-width="20.093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36cm" draw:marker-end-width="0.36cm" draw:fill="solid" draw:fill-color="#729fcf" draw:textarea-horizontal-align="justify" draw:textarea-vertical-align="middle" draw:auto-grow-height="false" fo:min-height="1.956cm" fo:min-width="22.309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36cm" draw:marker-end-width="0.36cm" draw:fill="solid" draw:fill-color="#729fcf" draw:textarea-horizontal-align="justify" draw:textarea-vertical-align="middle" draw:auto-grow-height="false" fo:min-height="1.956cm" fo:min-width="20.009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871cm" fo:min-width="6.923cm" fo:padding-top="0.14cm" fo:padding-bottom="0.14cm" fo:padding-left="0.265cm" fo:padding-right="0.265cm"/>
      <style:paragraph-properties style:writing-mode="lr-tb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draw:stroke="dash" draw:stroke-dash="Ultrafine_20_Dashed" svg:stroke-width="0.076cm" draw:marker-start-width="0.418cm" draw:marker-end-width="0.418cm" draw:fill="none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14.551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121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b4c7dc" draw:textarea-horizontal-align="justify" draw:textarea-vertical-align="middle" draw:auto-grow-height="false" fo:min-height="5.399cm" fo:min-width="3.597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331cm" fo:min-width="3.136cm" fo:padding-top="0.14cm" fo:padding-bottom="0.14cm" fo:padding-left="0.265cm" fo:padding-right="0.265cm"/>
      <style:paragraph-properties style:writing-mode="lr-tb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524cm" fo:min-width="3.224cm" fo:padding-top="0.14cm" fo:padding-bottom="0.14cm" fo:padding-left="0.265cm" fo:padding-right="0.265cm"/>
      <style:paragraph-properties style:writing-mode="lr-tb"/>
    </style:style>
    <style:style style:name="gr13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1cm" fo:min-width="3.683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09cm" fo:min-width="3.315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91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65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39cm" fo:padding-top="0.14cm" fo:padding-bottom="0.14cm" fo:padding-left="0.265cm" fo:padding-right="0.265cm"/>
      <style:paragraph-properties style:writing-mode="lr-tb"/>
    </style:style>
    <style:style style:name="gr19" style:family="graphic" style:parent-style-name="objectwithoutfill">
      <style:graphic-properties draw:stroke="dash" draw:stroke-dash="Ultrafine_20_Dotted_20__28_var_29_" svg:stroke-width="0.076cm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3cm" fo:min-width="3.664cm" fo:padding-top="0.137cm" fo:padding-bottom="0.137cm" fo:padding-left="0.262cm" fo:padding-right="0.262cm"/>
      <style:paragraph-properties style:writing-mode="lr-tb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  <style:paragraph-properties style:writing-mode="lr-tb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32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05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88cm" fo:padding-top="0.14cm" fo:padding-bottom="0.14cm" fo:padding-left="0.265cm" fo:padding-right="0.265cm"/>
      <style:paragraph-properties style:writing-mode="lr-tb"/>
    </style:style>
    <style:style style:name="gr2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94cm" fo:min-width="2.788cm" fo:padding-top="0.14cm" fo:padding-bottom="0.14cm" fo:padding-left="0.265cm" fo:padding-right="0.265cm"/>
      <style:paragraph-properties style:writing-mode="lr-tb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36cm" draw:marker-end-width="0.36cm" draw:fill="solid" draw:fill-color="#dddddd" draw:textarea-horizontal-align="justify" draw:textarea-vertical-align="middle" draw:auto-grow-height="false" fo:min-height="1.138cm" fo:min-width="10.209cm" fo:padding-top="0.15cm" fo:padding-bottom="0.15cm" fo:padding-left="0.275cm" fo:padding-right="0.275cm" draw:shadow="hidden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03cm" svg:stroke-color="#000000" draw:marker-start-width="0.295cm" draw:marker-end-width="0.295cm" draw:fill-color="#ffffff" draw:textarea-horizontal-align="justify" draw:textarea-vertical-align="middle" draw:auto-grow-height="false" fo:min-height="0.805cm" fo:min-width="2.9cm" fo:padding-top="0.14cm" fo:padding-bottom="0.14cm" fo:padding-left="0.265cm" fo:padding-right="0.265cm" draw:shadow="hidden"/>
      <style:paragraph-properties style:writing-mode="lr-tb"/>
    </style:style>
    <style:style style:name="gr29" style:family="graphic" style:parent-style-name="objectwithoutfill">
      <style:graphic-properties draw:stroke="solid" draw:stroke-dash="Ultrafine_20_Dotted_20__28_var_29_" svg:stroke-width="0.051cm" svg:stroke-color="#000000" draw:marker-start-width="0.381cm" draw:marker-end-width="0.381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871cm" fo:min-width="6.843cm" fo:padding-top="0.14cm" fo:padding-bottom="0.14cm" fo:padding-left="0.265cm" fo:padding-right="0.265cm"/>
      <style:paragraph-properties style:writing-mode="lr-tb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053cm" fo:padding-top="0.14cm" fo:padding-bottom="0.14cm" fo:padding-left="0.265cm" fo:padding-right="0.265cm"/>
      <style:paragraph-properties style:writing-mode="lr-tb"/>
    </style:style>
    <style:style style:name="gr3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117cm" fo:padding-top="0.14cm" fo:padding-bottom="0.14cm" fo:padding-left="0.265cm" fo:padding-right="0.265cm"/>
      <style:paragraph-properties style:writing-mode="lr-tb"/>
    </style:style>
    <style:style style:name="gr3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3.026cm" fo:padding-top="0.14cm" fo:padding-bottom="0.14cm" fo:padding-left="0.265cm" fo:padding-right="0.265cm"/>
      <style:paragraph-properties style:writing-mode="lr-tb"/>
    </style:style>
    <style:style style:name="gr34" style:family="graphic" style:parent-style-name="standard">
      <style:graphic-properties draw:stroke="none" draw:fill="none" fo:min-height="2.135cm"/>
      <style:paragraph-properties style:writing-mode="lr-tb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fill="solid" draw:fill-color="#729fcf"/>
      <style:paragraph-properties fo:text-align="end" style:writing-mode="lr-tb"/>
    </style:style>
    <style:style style:name="P3" style:family="paragraph">
      <style:paragraph-properties fo:text-align="end" style:writing-mode="lr-tb"/>
      <style:text-properties fo:color="#000000" loext:opacity="100%" fo:font-size="18pt" style:font-size-asian="18pt" style:font-size-complex="18pt"/>
    </style:style>
    <style:style style:name="P4" style:family="paragraph">
      <loext:graphic-properties draw:fill="solid" draw:fill-color="#729fcf"/>
      <style:paragraph-properties fo:text-align="end" style:writing-mode="lr-tb"/>
      <style:text-properties fo:color="#000000" loext:opacity="100%" fo:font-size="1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solid" draw:fill-color="#729fcf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3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-color="#ffffff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-color="#b4c7dc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text-align="center" style:writing-mode="lr-tb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solid" draw:fill-color="#dddddd"/>
      <style:paragraph-properties fo:text-align="start"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 style:writing-mode="lr-tb"/>
    </style:style>
    <style:style style:name="T1" style:family="text">
      <style:text-properties fo:color="#666666" loext:opacity="100%" fo:font-size="18pt" style:font-size-asian="18pt" style:font-size-complex="18pt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text-position="sub 85%" fo:font-size="16pt" style:font-size-asian="16pt" style:font-size-complex="16pt"/>
    </style:style>
    <style:style style:name="T8" style:family="text">
      <style:text-properties style:text-position="sub 85%" fo:font-size="17pt" style:font-size-asian="17pt" style:font-size-complex="17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b 85%" fo:font-size="18pt" style:font-size-asian="18pt" style:font-size-complex="18pt"/>
    </style:style>
    <style:style style:name="T11" style:family="text">
      <style:text-properties style:text-position="sub 85%" fo:font-size="10pt" style:font-size-asian="10pt" style:font-size-complex="10pt"/>
    </style:style>
    <style:style style:name="T12" style:family="text">
      <style:text-properties style:text-position="sub 85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803cm" svg:height="1.64cm" svg:x="3.438cm" svg:y="7.721cm">
          <text:p text:style-name="P1"><text:span text:style-name="T1"/></text:p>
          <text:p text:style-name="P1"><text:span text:style-name="T2">Virtualization</text:span></text:p>
          <text:p text:style-name="P1"><text:span text:style-name="T2">Layer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3.103cm" svg:height="2.5cm" svg:x="1.138cm" svg:y="12.76cm">
          <text:p text:style-name="P3"><text:span text:style-name="T2">Hard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20.803cm" svg:height="2.5cm" svg:x="3.438cm" svg:y="9.76cm">
          <text:p text:style-name="P5"/>
          <text:p text:style-name="P1"><text:span text:style-name="T2">Linux Kernel</text:span></text:p>
          <text:p text:style-name="P6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7.452cm" svg:height="1.15cm" svg:x="3.708cm" svg:y="7.97cm">
          <text:p text:style-name="P8"><text:span text:style-name="T3">Container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0" draw:layer="layout" svg:x1="3.446cm" svg:y1="9.609cm" svg:x2="24.241cm" svg:y2="9.636cm">
          <text:p/>
        </draw:line>
        <draw:frame draw:style-name="gr6" draw:text-style-name="P11" draw:layer="layout" svg:width="1.139cm" svg:height="0.962cm" svg:x="13.353cm" svg:y="4.302cm">
          <draw:text-box>
            <text:p><text:span text:style-name="T4">...</text:span></text:p>
          </draw:text-box>
        </draw:frame>
        <draw:line draw:style-name="gr7" draw:text-style-name="P10" draw:layer="layout" svg:x1="3.446cm" svg:y1="7.477cm" svg:x2="24.241cm" svg:y2="7.477cm">
          <text:p/>
        </draw:line>
        <draw:frame draw:style-name="gr6" draw:text-style-name="P12" draw:layer="layout" svg:width="1.102cm" svg:height="0.962cm" svg:x="15.046cm" svg:y="13.355cm">
          <draw:text-box>
            <text:p><text:span text:style-name="T5">...</text:span></text:p>
          </draw:text-box>
        </draw:frame>
        <draw:custom-shape draw:style-name="gr8" draw:text-style-name="P14" draw:layer="layout" svg:width="15.08cm" svg:height="1cm" svg:x="3.7cm" svg:y="11.11cm">
          <text:p text:style-name="P13"><text:span text:style-name="T6">Namespac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3.65cm" svg:height="1cm" svg:x="3.7cm" svg:y="9.91cm">
          <text:p text:style-name="P13"><text:span text:style-name="T6">Netfilt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4.451cm" svg:height="6.003cm" svg:x="3.44cm" svg:y="1.327cm">
          <text:p text:style-name="P8"><text:span text:style-name="T3">Core</text:span></text:p>
          <text:p text:style-name="P8"><text:span text:style-name="T3">Container</text:span><text:span text:style-name="T7">0</text:span></text:p>
          <text:p text:style-name="P8"><text:span text:style-name="T7"/></text:p>
          <text:p text:style-name="P8"><text:span text:style-name="T8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.84cm" svg:height="1.785cm" svg:x="3.75cm" svg:y="3.105cm">
          <text:p text:style-name="P8"><text:span text:style-name="T9">System</text:span></text:p>
          <text:p text:style-name="P8"><text:span text:style-name="T9">Administration</text:span></text:p>
          <text:p text:style-name="P8"><text:span text:style-name="T9">(UI/S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84cm" svg:height="0.89cm" svg:x="3.748cm" svg:y="6.05cm">
          <text:p text:style-name="P16"><text:span text:style-name="T9">Linux OS 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3.84cm" svg:height="0.89cm" svg:x="3.75cm" svg:y="5.05cm">
          <text:p text:style-name="P16"><text:span text:style-name="T9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4.545cm" svg:height="6.003cm" svg:x="8.596cm" svg:y="1.327cm">
          <text:p text:style-name="P8"><text:span text:style-name="T3">Service</text:span></text:p>
          <text:p text:style-name="P8"><text:span text:style-name="T3">Container</text:span><text:span text:style-name="T7">1</text:span></text:p>
          <text:p text:style-name="P8"><text:span text:style-name="T10"/></text:p>
          <text:p text:style-name="P8"><text:span text:style-name="T11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12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3.418cm" svg:height="0.969cm" svg:x="8.923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844cm" svg:height="0.889cm" svg:x="8.923cm" svg:y="6.057cm">
          <text:p text:style-name="P16"><text:span text:style-name="T9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844cm" svg:height="0.889cm" svg:x="8.923cm" svg:y="5.058cm">
          <text:p text:style-name="P16"><text:span text:style-name="T9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3.461cm" svg:height="1.443cm" svg:x="7.2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3.435cm" svg:height="1.443cm" svg:x="7.1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3.409cm" svg:height="1.443cm" svg:x="7.095cm" svg:y="13.429cm">
          <text:p text:style-name="P13"><text:span text:style-name="T6">De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0" draw:layer="layout" svg:x1="13.441cm" svg:y1="1.508cm" svg:x2="13.441cm" svg:y2="7.35cm">
          <text:p/>
        </draw:line>
        <draw:custom-shape draw:style-name="gr20" draw:text-style-name="P9" draw:layer="layout" svg:width="4.524cm" svg:height="6.003cm" svg:x="14.573cm" svg:y="1.327cm">
          <text:p text:style-name="P8"><text:span text:style-name="T3">Service</text:span></text:p>
          <text:p text:style-name="P8"><text:span text:style-name="T3">Container</text:span><text:span text:style-name="T7">n</text:span></text:p>
          <text:p text:style-name="P8"><text:span text:style-name="T10"/></text:p>
          <text:p text:style-name="P8"><text:span text:style-name="T11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12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844cm" svg:height="0.889cm" svg:x="14.924cm" svg:y="6.057cm">
          <text:p text:style-name="P16"><text:span text:style-name="T9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844cm" svg:height="0.889cm" svg:x="14.924cm" svg:y="5.058cm">
          <text:p text:style-name="P16"><text:span text:style-name="T9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0" draw:layer="layout" svg:x1="14.204cm" svg:y1="1.508cm" svg:x2="14.204cm" svg:y2="7.35cm">
          <text:p/>
        </draw:line>
        <draw:line draw:style-name="gr19" draw:text-style-name="P20" draw:layer="layout" svg:x1="8.242cm" svg:y1="1.508cm" svg:x2="8.242cm" svg:y2="7.35cm">
          <text:p/>
        </draw:line>
        <draw:custom-shape draw:style-name="gr14" draw:text-style-name="P18" draw:layer="layout" svg:width="3.418cm" svg:height="0.969cm" svg:x="9.151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3.418cm" svg:height="0.969cm" svg:x="9.352cm" svg:y="3.24cm">
          <text:p text:style-name="P16"><text:span text:style-name="T9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3.418cm" svg:height="0.969cm" svg:x="14.924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3.418cm" svg:height="0.969cm" svg:x="15.152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3.418cm" svg:height="0.969cm" svg:x="15.353cm" svg:y="3.24cm">
          <text:p text:style-name="P16"><text:span text:style-name="T9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3.461cm" svg:height="1.443cm" svg:x="11.2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3.435cm" svg:height="1.443cm" svg:x="11.1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.409cm" svg:height="1.443cm" svg:x="11.095cm" svg:y="13.429cm">
          <text:p text:style-name="P13"><text:span text:style-name="T6">Network</text:span></text:p>
          <text:p text:style-name="P13"><text:span text:style-name="T6">Interf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0" draw:layer="layout" svg:x1="1.154cm" svg:y1="12.557cm" svg:x2="24.241cm" svg:y2="12.557cm">
          <text:p/>
        </draw:line>
        <draw:path draw:style-name="gr25" draw:text-style-name="P10" draw:layer="layout" svg:width="0cm" svg:height="1.777cm" svg:x="2.248cm" svg:y="13.164cm" svg:viewBox="0 0 1 1778" svg:d="M1 0c0 550-2 1101 0 1653v125">
          <text:p/>
        </draw:path>
        <draw:path draw:style-name="gr25" draw:text-style-name="P10" draw:layer="layout" svg:width="0cm" svg:height="1.777cm" svg:x="2.749cm" svg:y="13.165cm" svg:viewBox="0 0 1 1778" svg:d="M1 0c0 550-2 1101 0 1653v125">
          <text:p/>
        </draw:path>
        <draw:path draw:style-name="gr25" draw:text-style-name="P10" draw:layer="layout" svg:width="0cm" svg:height="1.777cm" svg:x="3.249cm" svg:y="13.165cm" svg:viewBox="0 0 1 1778" svg:d="M1 0c0 550-2 1101 0 1653v125">
          <text:p/>
        </draw:path>
        <draw:path draw:style-name="gr25" draw:text-style-name="P10" draw:layer="layout" svg:width="0cm" svg:height="1.777cm" svg:x="3.749cm" svg:y="13.165cm" svg:viewBox="0 0 1 1778" svg:d="M1 0c0 550-2 1101 0 1653v125">
          <text:p/>
        </draw:path>
        <draw:path draw:style-name="gr25" draw:text-style-name="P10" draw:layer="layout" svg:width="0cm" svg:height="1.777cm" svg:x="4.249cm" svg:y="13.165cm" svg:viewBox="0 0 1 1778" svg:d="M1 0c0 550-2 1101 0 1653v125">
          <text:p/>
        </draw:path>
        <draw:path draw:style-name="gr25" draw:text-style-name="P10" draw:layer="layout" svg:width="0cm" svg:height="1.777cm" svg:x="4.749cm" svg:y="13.165cm" svg:viewBox="0 0 1 1778" svg:d="M1 0c0 550-2 1101 0 1653v125">
          <text:p/>
        </draw:path>
        <draw:custom-shape draw:style-name="gr26" draw:text-style-name="P14" draw:layer="layout" svg:width="3.317cm" svg:height="1.219cm" svg:x="1.853cm" svg:y="13.418cm">
          <text:p text:style-name="P13"><text:span text:style-name="T6">TPM 2.0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10.913cm" svg:height="1.592cm" draw:transform="rotate (1.5711453926453) translate (1.174cm 12.295cm)">
          <text:p text:style-name="P6"><text:span text:style-name="T1">T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.429cm" svg:height="1.084cm" draw:transform="rotate (1.5699236621689) translate (1.426cm 8.75cm)">
          <text:p text:style-name="P13"><text:span text:style-name="T6">Crypto API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0" draw:layer="layout" svg:x1="3.086cm" svg:y1="1.508cm" svg:x2="3.086cm" svg:y2="12.43cm">
          <text:p/>
        </draw:line>
        <draw:custom-shape draw:style-name="gr30" draw:text-style-name="P9" draw:layer="layout" svg:width="7.372cm" svg:height="1.15cm" svg:x="11.408cm" svg:y="7.97cm">
          <text:p text:style-name="P8"><text:span text:style-name="T3">Security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3.583cm" svg:height="1cm" svg:x="7.577cm" svg:y="9.911cm">
          <text:p text:style-name="P13"><text:span text:style-name="T6">CGroup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3.646cm" svg:height="1cm" svg:x="11.378cm" svg:y="9.912cm">
          <text:p text:style-name="P13"><text:span text:style-name="T6">Capabiliti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3.556cm" svg:height="1cm" svg:x="15.224cm" svg:y="9.913cm">
          <text:p text:style-name="P13"><text:span text:style-name="T6">FD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3" draw:layer="layout" svg:width="4.113cm" svg:height="2.385cm" svg:x="20.001cm" svg:y="4.72cm">
          <draw:text-box>
            <text:p text:style-name="P22"><text:span text:style-name="T1"/></text:p>
            <text:p text:style-name="P22"><text:span text:style-name="T2">Service</text:span></text:p>
            <text:p text:style-name="P22"><text:span text:style-name="T2">Layer</text:span></text:p>
          </draw:text-box>
        </draw:frame>
        <draw:path draw:style-name="gr25" draw:text-style-name="P10" draw:layer="layout" svg:width="0cm" svg:height="1.777cm" svg:x="17.382cm" svg:y="13.065cm" svg:viewBox="0 0 1 1778" svg:d="M1 0c0 550-2 1101 0 1653v125">
          <text:p/>
        </draw:path>
        <draw:path draw:style-name="gr25" draw:text-style-name="P10" draw:layer="layout" svg:width="0cm" svg:height="1.777cm" svg:x="17.883cm" svg:y="13.066cm" svg:viewBox="0 0 1 1778" svg:d="M1 0c0 550-2 1101 0 1653v125">
          <text:p/>
        </draw:path>
        <draw:path draw:style-name="gr25" draw:text-style-name="P10" draw:layer="layout" svg:width="0cm" svg:height="1.777cm" svg:x="18.383cm" svg:y="13.066cm" svg:viewBox="0 0 1 1778" svg:d="M1 0c0 550-2 1101 0 1653v125">
          <text:p/>
        </draw:path>
        <draw:path draw:style-name="gr25" draw:text-style-name="P10" draw:layer="layout" svg:width="0cm" svg:height="1.777cm" svg:x="18.883cm" svg:y="13.066cm" svg:viewBox="0 0 1 1778" svg:d="M1 0c0 550-2 1101 0 1653v125">
          <text:p/>
        </draw:path>
        <draw:path draw:style-name="gr25" draw:text-style-name="P10" draw:layer="layout" svg:width="0cm" svg:height="1.777cm" svg:x="19.383cm" svg:y="13.066cm" svg:viewBox="0 0 1 1778" svg:d="M1 0c0 550-2 1101 0 1653v125">
          <text:p/>
        </draw:path>
        <draw:path draw:style-name="gr25" draw:text-style-name="P10" draw:layer="layout" svg:width="0cm" svg:height="1.777cm" svg:x="19.883cm" svg:y="13.066cm" svg:viewBox="0 0 1 1778" svg:d="M1 0c0 550-2 1101 0 1653v125">
          <text:p/>
        </draw:path>
        <draw:custom-shape draw:style-name="gr26" draw:text-style-name="P14" draw:layer="layout" svg:width="3.317cm" svg:height="1.219cm" svg:x="16.987cm" svg:y="13.319cm">
          <text:p text:style-name="P13"><text:span text:style-name="T6">S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3-10T13:33:14.817123774</meta:creation-date>
    <dc:date>2023-10-19T20:06:41.360632477</dc:date>
    <meta:editing-duration>PT15H15M37S</meta:editing-duration>
    <meta:editing-cycles>90</meta:editing-cycles>
    <meta:generator>LibreOffice/7.0.4.2$Linux_X86_64 LibreOffice_project/00$Build-2</meta:generator>
    <meta:document-statistic meta:object-count="58"/>
  </office:meta>
</office:document-meta>
</file>